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a000b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80808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00.00000800000pt" svg:height="100.00000000000pt"/>
          <draw:rect draw:style-name="gr3" draw:id="shape3" draw:name="rect554" draw:layer="" svg:width="0.16003085600pt" svg:height="0.00000100000pt" svg:x="68.33445440000pt" svg:y="36.91467280000pt"/>
          <draw:g draw:style-name="gr1" draw:id="shape4" draw:name="g566" svg:y="18.75007371461pt">
            <draw:rect draw:style-name="gr4" draw:id="shape5" draw:name="rect557" draw:layer="" svg:width="354.33073600000pt" svg:height="106.29924000000pt" draw:transform="matrix(0.17638890000 0.00000000000 0.00000000000 0.17638890000 18.74999497813pt 40.62504757034pt)"/>
            <draw:rect draw:style-name="gr4" draw:id="shape6" draw:name="rect565" draw:layer="" svg:width="106.29920800000pt" svg:height="354.33071200000pt" draw:transform="matrix(0.17638890000 0.00000000000 0.00000000000 0.17638890000 40.62498717830pt 18.75007371461pt)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2:49</dc:date>
    <meta:creation-date>2011-05-22T06:11:03</meta:creation-date>
    <dc:creator>Yue Liu</dc:creator>
  </office:meta>
</office:document-meta>
</file>